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6 年 10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64947" calcext:value-type="float">
            <text:p><text:s text:c="3"/>64,947</text:p>
          </table:table-cell>
          <table:table-cell table:style-name="ce25" office:value-type="float" office:value="2739" calcext:value-type="float">
            <text:p><text:s text:c="3"/>2,739</text:p>
          </table:table-cell>
          <table:table-cell table:style-name="ce25" office:value-type="float" office:value="6164" calcext:value-type="float">
            <text:p><text:s text:c="3"/>6,164</text:p>
          </table:table-cell>
          <table:table-cell table:style-name="ce25" office:value-type="float" office:value="4891" calcext:value-type="float">
            <text:p><text:s text:c="3"/>4,891</text:p>
          </table:table-cell>
          <table:table-cell table:style-name="ce25" office:value-type="float" office:value="2142" calcext:value-type="float">
            <text:p><text:s text:c="3"/>2,142</text:p>
          </table:table-cell>
          <table:table-cell table:style-name="ce25" office:value-type="float" office:value="2251" calcext:value-type="float">
            <text:p><text:s text:c="3"/>2,251</text:p>
          </table:table-cell>
          <table:table-cell table:style-name="ce25" office:value-type="float" office:value="1449" calcext:value-type="float">
            <text:p><text:s text:c="3"/>1,449</text:p>
          </table:table-cell>
          <table:table-cell table:style-name="ce25" office:value-type="float" office:value="2314" calcext:value-type="float">
            <text:p><text:s text:c="3"/>2,314</text:p>
          </table:table-cell>
          <table:table-cell table:style-name="ce25" office:value-type="float" office:value="6985" calcext:value-type="float">
            <text:p><text:s text:c="3"/>6,985</text:p>
          </table:table-cell>
          <table:table-cell table:style-name="ce25" office:value-type="float" office:value="352" calcext:value-type="float">
            <text:p><text:s text:c="3"/>352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3046" calcext:value-type="float">
            <text:p><text:s text:c="3"/>3,046</text:p>
          </table:table-cell>
          <table:table-cell table:style-name="ce25" office:value-type="float" office:value="31518" calcext:value-type="float">
            <text:p><text:s text:c="3"/>31,518</text:p>
          </table:table-cell>
          <table:table-cell table:style-name="ce25" office:value-type="float" office:value="1085" calcext:value-type="float">
            <text:p><text:s text:c="3"/>1,085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63422" calcext:value-type="float">
            <text:p><text:s text:c="3"/>63,422</text:p>
          </table:table-cell>
          <table:table-cell table:style-name="ce25" office:value-type="float" office:value="2262" calcext:value-type="float">
            <text:p><text:s text:c="3"/>2,262</text:p>
          </table:table-cell>
          <table:table-cell table:style-name="ce25" office:value-type="float" office:value="5590" calcext:value-type="float">
            <text:p><text:s text:c="3"/>5,590</text:p>
          </table:table-cell>
          <table:table-cell table:style-name="ce25" office:value-type="float" office:value="4078" calcext:value-type="float">
            <text:p><text:s text:c="3"/>4,078</text:p>
          </table:table-cell>
          <table:table-cell table:style-name="ce25" office:value-type="float" office:value="3953" calcext:value-type="float">
            <text:p><text:s text:c="3"/>3,953</text:p>
          </table:table-cell>
          <table:table-cell table:style-name="ce25" office:value-type="float" office:value="3084" calcext:value-type="float">
            <text:p><text:s text:c="3"/>3,084</text:p>
          </table:table-cell>
          <table:table-cell table:style-name="ce25" office:value-type="float" office:value="1579" calcext:value-type="float">
            <text:p><text:s text:c="3"/>1,579</text:p>
          </table:table-cell>
          <table:table-cell table:style-name="ce25" office:value-type="float" office:value="2079" calcext:value-type="float">
            <text:p><text:s text:c="3"/>2,079</text:p>
          </table:table-cell>
          <table:table-cell table:style-name="ce25" office:value-type="float" office:value="5618" calcext:value-type="float">
            <text:p><text:s text:c="3"/>5,618</text:p>
          </table:table-cell>
          <table:table-cell table:style-name="ce25" office:value-type="float" office:value="567" calcext:value-type="float">
            <text:p><text:s text:c="3"/>567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046" calcext:value-type="float">
            <text:p><text:s text:c="3"/>3,046</text:p>
          </table:table-cell>
          <table:table-cell table:style-name="ce25" office:value-type="float" office:value="31518" calcext:value-type="float">
            <text:p><text:s text:c="3"/>31,518</text:p>
          </table:table-cell>
          <table:table-cell table:style-name="ce25" office:value-type="float" office:value="20" calcext:value-type="float">
            <text:p><text:s text:c="3"/>20</text:p>
          </table:table-cell>
          <table:table-cell table:style-name="ce25" office:value-type="float" office:value="28" calcext:value-type="float">
            <text:p><text:s text:c="3"/>28</text:p>
          </table:table-cell>
          <table:table-cell table:style-name="ce29" office:value-type="float" office:value="1525" calcext:value-type="float">
            <text:p><text:s text:c="3"/>1,525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29213" calcext:value-type="float">
            <text:p><text:s text:c="3"/>29,213</text:p>
          </table:table-cell>
          <table:table-cell table:style-name="ce25" office:value-type="float" office:value="1197" calcext:value-type="float">
            <text:p><text:s text:c="3"/>1,197</text:p>
          </table:table-cell>
          <table:table-cell table:style-name="ce25" office:value-type="float" office:value="2924" calcext:value-type="float">
            <text:p><text:s text:c="3"/>2,924</text:p>
          </table:table-cell>
          <table:table-cell table:style-name="ce25" office:value-type="float" office:value="2304" calcext:value-type="float">
            <text:p><text:s text:c="3"/>2,304</text:p>
          </table:table-cell>
          <table:table-cell table:style-name="ce25" office:value-type="float" office:value="998" calcext:value-type="float">
            <text:p><text:s text:c="3"/>998</text:p>
          </table:table-cell>
          <table:table-cell table:style-name="ce25" office:value-type="float" office:value="993" calcext:value-type="float">
            <text:p><text:s text:c="3"/>993</text:p>
          </table:table-cell>
          <table:table-cell table:style-name="ce25" office:value-type="float" office:value="619" calcext:value-type="float">
            <text:p><text:s text:c="3"/>619</text:p>
          </table:table-cell>
          <table:table-cell table:style-name="ce25" office:value-type="float" office:value="1089" calcext:value-type="float">
            <text:p><text:s text:c="3"/>1,089</text:p>
          </table:table-cell>
          <table:table-cell table:style-name="ce25" office:value-type="float" office:value="3247" calcext:value-type="float">
            <text:p><text:s text:c="3"/>3,247</text:p>
          </table:table-cell>
          <table:table-cell table:style-name="ce25" office:value-type="float" office:value="193" calcext:value-type="float">
            <text:p><text:s text:c="3"/>193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391" calcext:value-type="float">
            <text:p><text:s text:c="3"/>1,391</text:p>
          </table:table-cell>
          <table:table-cell table:style-name="ce25" office:value-type="float" office:value="13950" calcext:value-type="float">
            <text:p><text:s text:c="3"/>13,950</text:p>
          </table:table-cell>
          <table:table-cell table:style-name="ce25" office:value-type="float" office:value="305" calcext:value-type="float">
            <text:p><text:s text:c="3"/>305</text:p>
          </table:table-cell>
          <table:table-cell table:style-name="ce25" office:value-type="float" office:value="2" calcext:value-type="float">
            <text:p><text:s text:c="3"/>2</text:p>
          </table:table-cell>
          <table:table-cell table:style-name="ce25" office:value-type="float" office:value="28744" calcext:value-type="float">
            <text:p><text:s text:c="3"/>28,744</text:p>
          </table:table-cell>
          <table:table-cell table:style-name="ce25" office:value-type="float" office:value="1020" calcext:value-type="float">
            <text:p><text:s text:c="3"/>1,020</text:p>
          </table:table-cell>
          <table:table-cell table:style-name="ce25" office:value-type="float" office:value="2611" calcext:value-type="float">
            <text:p><text:s text:c="3"/>2,611</text:p>
          </table:table-cell>
          <table:table-cell table:style-name="ce25" office:value-type="float" office:value="1865" calcext:value-type="float">
            <text:p><text:s text:c="3"/>1,865</text:p>
          </table:table-cell>
          <table:table-cell table:style-name="ce25" office:value-type="float" office:value="1852" calcext:value-type="float">
            <text:p><text:s text:c="3"/>1,852</text:p>
          </table:table-cell>
          <table:table-cell table:style-name="ce25" office:value-type="float" office:value="1365" calcext:value-type="float">
            <text:p><text:s text:c="3"/>1,365</text:p>
          </table:table-cell>
          <table:table-cell table:style-name="ce25" office:value-type="float" office:value="724" calcext:value-type="float">
            <text:p><text:s text:c="3"/>724</text:p>
          </table:table-cell>
          <table:table-cell table:style-name="ce25" office:value-type="float" office:value="961" calcext:value-type="float">
            <text:p><text:s text:c="3"/>961</text:p>
          </table:table-cell>
          <table:table-cell table:style-name="ce25" office:value-type="float" office:value="2661" calcext:value-type="float">
            <text:p><text:s text:c="3"/>2,661</text:p>
          </table:table-cell>
          <table:table-cell table:style-name="ce25" office:value-type="float" office:value="328" calcext:value-type="float">
            <text:p><text:s text:c="3"/>328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391" calcext:value-type="float">
            <text:p><text:s text:c="3"/>1,391</text:p>
          </table:table-cell>
          <table:table-cell table:style-name="ce25" office:value-type="float" office:value="13950" calcext:value-type="float">
            <text:p><text:s text:c="3"/>13,950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43" office:value-type="float" office:value="469" calcext:value-type="float">
            <text:p><text:s text:c="3"/>46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35734" calcext:value-type="float">
            <text:p><text:s text:c="3"/>35,734</text:p>
          </table:table-cell>
          <table:table-cell table:style-name="ce25" office:value-type="float" office:value="1542" calcext:value-type="float">
            <text:p><text:s text:c="3"/>1,542</text:p>
          </table:table-cell>
          <table:table-cell table:style-name="ce25" office:value-type="float" office:value="3240" calcext:value-type="float">
            <text:p><text:s text:c="3"/>3,240</text:p>
          </table:table-cell>
          <table:table-cell table:style-name="ce25" office:value-type="float" office:value="2587" calcext:value-type="float">
            <text:p><text:s text:c="3"/>2,587</text:p>
          </table:table-cell>
          <table:table-cell table:style-name="ce25" office:value-type="float" office:value="1144" calcext:value-type="float">
            <text:p><text:s text:c="3"/>1,144</text:p>
          </table:table-cell>
          <table:table-cell table:style-name="ce25" office:value-type="float" office:value="1258" calcext:value-type="float">
            <text:p><text:s text:c="3"/>1,258</text:p>
          </table:table-cell>
          <table:table-cell table:style-name="ce25" office:value-type="float" office:value="830" calcext:value-type="float">
            <text:p><text:s text:c="3"/>830</text:p>
          </table:table-cell>
          <table:table-cell table:style-name="ce25" office:value-type="float" office:value="1225" calcext:value-type="float">
            <text:p><text:s text:c="3"/>1,225</text:p>
          </table:table-cell>
          <table:table-cell table:style-name="ce25" office:value-type="float" office:value="3738" calcext:value-type="float">
            <text:p><text:s text:c="3"/>3,738</text:p>
          </table:table-cell>
          <table:table-cell table:style-name="ce25" office:value-type="float" office:value="159" calcext:value-type="float">
            <text:p><text:s text:c="3"/>159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55" calcext:value-type="float">
            <text:p><text:s text:c="3"/>1,655</text:p>
          </table:table-cell>
          <table:table-cell table:style-name="ce25" office:value-type="float" office:value="17568" calcext:value-type="float">
            <text:p><text:s text:c="3"/>17,568</text:p>
          </table:table-cell>
          <table:table-cell table:style-name="ce25" office:value-type="float" office:value="780" calcext:value-type="float">
            <text:p><text:s text:c="3"/>780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34678" calcext:value-type="float">
            <text:p><text:s text:c="3"/>34,678</text:p>
          </table:table-cell>
          <table:table-cell table:style-name="ce25" office:value-type="float" office:value="1242" calcext:value-type="float">
            <text:p><text:s text:c="3"/>1,242</text:p>
          </table:table-cell>
          <table:table-cell table:style-name="ce25" office:value-type="float" office:value="2979" calcext:value-type="float">
            <text:p><text:s text:c="3"/>2,979</text:p>
          </table:table-cell>
          <table:table-cell table:style-name="ce25" office:value-type="float" office:value="2213" calcext:value-type="float">
            <text:p><text:s text:c="3"/>2,213</text:p>
          </table:table-cell>
          <table:table-cell table:style-name="ce25" office:value-type="float" office:value="2101" calcext:value-type="float">
            <text:p><text:s text:c="3"/>2,101</text:p>
          </table:table-cell>
          <table:table-cell table:style-name="ce25" office:value-type="float" office:value="1719" calcext:value-type="float">
            <text:p><text:s text:c="3"/>1,719</text:p>
          </table:table-cell>
          <table:table-cell table:style-name="ce25" office:value-type="float" office:value="855" calcext:value-type="float">
            <text:p><text:s text:c="3"/>855</text:p>
          </table:table-cell>
          <table:table-cell table:style-name="ce25" office:value-type="float" office:value="1118" calcext:value-type="float">
            <text:p><text:s text:c="3"/>1,118</text:p>
          </table:table-cell>
          <table:table-cell table:style-name="ce25" office:value-type="float" office:value="2957" calcext:value-type="float">
            <text:p><text:s text:c="3"/>2,957</text:p>
          </table:table-cell>
          <table:table-cell table:style-name="ce25" office:value-type="float" office:value="239" calcext:value-type="float">
            <text:p><text:s text:c="3"/>239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55" calcext:value-type="float">
            <text:p><text:s text:c="3"/>1,655</text:p>
          </table:table-cell>
          <table:table-cell table:style-name="ce25" office:value-type="float" office:value="17568" calcext:value-type="float">
            <text:p><text:s text:c="3"/>17,568</text:p>
          </table:table-cell>
          <table:table-cell table:style-name="ce25" office:value-type="float" office:value="15" calcext:value-type="float">
            <text:p><text:s text:c="3"/>15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44" office:value-type="float" office:value="1056" calcext:value-type="float">
            <text:p><text:s text:c="3"/>1,05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890" calcext:value-type="float">
            <text:p>10,890</text:p>
          </table:table-cell>
          <table:table-cell table:style-name="ce26" office:value-type="float" office:value="663" calcext:value-type="float">
            <text:p>66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36" calcext:value-type="float">
            <text:p>2,936</text:p>
          </table:table-cell>
          <table:table-cell table:style-name="ce26" office:value-type="float" office:value="668" calcext:value-type="float">
            <text:p>668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1297" calcext:value-type="float">
            <text:p>1,297</text:p>
          </table:table-cell>
          <table:table-cell table:style-name="ce26" office:value-type="float" office:value="70" calcext:value-type="float">
            <text:p>7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94" calcext:value-type="float">
            <text:p>4,394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1040" calcext:value-type="float">
            <text:p>11,040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40" calcext:value-type="float">
            <text:p>2,340</text:p>
          </table:table-cell>
          <table:table-cell table:style-name="ce26" office:value-type="float" office:value="1473" calcext:value-type="float">
            <text:p>1,473</text:p>
          </table:table-cell>
          <table:table-cell table:style-name="ce26" office:value-type="float" office:value="366" calcext:value-type="float">
            <text:p>366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1402" calcext:value-type="float">
            <text:p>1,402</text:p>
          </table:table-cell>
          <table:table-cell table:style-name="ce26" office:value-type="float" office:value="170" calcext:value-type="float">
            <text:p>17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94" calcext:value-type="float">
            <text:p>4,39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45" office:value-type="float" office:value="-150" calcext:value-type="float">
            <text:p><text:s/>－150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888" calcext:value-type="float">
            <text:p>4,888</text:p>
          </table:table-cell>
          <table:table-cell table:style-name="ce27" office:value-type="float" office:value="286" calcext:value-type="float">
            <text:p>28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76" calcext:value-type="float">
            <text:p>1,376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613" calcext:value-type="float">
            <text:p>613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30" calcext:value-type="float">
            <text:p>1,93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071" calcext:value-type="float">
            <text:p>5,071</text:p>
          </table:table-cell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92" calcext:value-type="float">
            <text:p>1,092</text:p>
          </table:table-cell>
          <table:table-cell table:style-name="ce27" office:value-type="float" office:value="675" calcext:value-type="float">
            <text:p>675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690" calcext:value-type="float">
            <text:p>690</text:p>
          </table:table-cell>
          <table:table-cell table:style-name="ce27" office:value-type="float" office:value="92" calcext:value-type="float">
            <text:p>9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30" calcext:value-type="float">
            <text:p>1,93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-183" calcext:value-type="float">
            <text:p><text:s/>－18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002" calcext:value-type="float">
            <text:p>6,002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64" calcext:value-type="float">
            <text:p>2,464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969" calcext:value-type="float">
            <text:p>5,969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64" calcext:value-type="float">
            <text:p>2,46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46" office:value-type="float" office:value="33" calcext:value-type="float">
            <text:p>3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737" calcext:value-type="float">
            <text:p>8,737</text:p>
          </table:table-cell>
          <table:table-cell table:style-name="ce26" office:value-type="float" office:value="903" calcext:value-type="float">
            <text:p>903</text:p>
          </table:table-cell>
          <table:table-cell table:style-name="ce26" office:value-type="float" office:value="2340" calcext:value-type="float">
            <text:p>2,34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814" calcext:value-type="float">
            <text:p>814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563" calcext:value-type="float">
            <text:p>3,563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162" calcext:value-type="float">
            <text:p>9,162</text:p>
          </table:table-cell>
          <table:table-cell table:style-name="ce26" office:value-type="float" office:value="698" calcext:value-type="float">
            <text:p>698</text:p>
          </table:table-cell>
          <table:table-cell table:style-name="ce26" office:value-type="float" office:value="2936" calcext:value-type="float">
            <text:p>2,93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74" calcext:value-type="float">
            <text:p>574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788" calcext:value-type="float">
            <text:p>788</text:p>
          </table:table-cell>
          <table:table-cell table:style-name="ce26" office:value-type="float" office:value="67" calcext:value-type="float">
            <text:p>6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563" calcext:value-type="float">
            <text:p>3,563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45" office:value-type="float" office:value="-425" calcext:value-type="float">
            <text:p><text:s/>－425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018" calcext:value-type="float">
            <text:p>4,018</text:p>
          </table:table-cell>
          <table:table-cell table:style-name="ce27" office:value-type="float" office:value="402" calcext:value-type="float">
            <text:p>402</text:p>
          </table:table-cell>
          <table:table-cell table:style-name="ce27" office:value-type="float" office:value="1092" calcext:value-type="float">
            <text:p>1,09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367" calcext:value-type="float">
            <text:p>367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73" calcext:value-type="float">
            <text:p>1,673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313" calcext:value-type="float">
            <text:p>4,313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1376" calcext:value-type="float">
            <text:p>1,37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73" calcext:value-type="float">
            <text:p>1,67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295" calcext:value-type="float">
            <text:p><text:s/>－29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719" calcext:value-type="float">
            <text:p>4,719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849" calcext:value-type="float">
            <text:p>4,849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46" office:value-type="float" office:value="-130" calcext:value-type="float">
            <text:p><text:s/>－13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7227" calcext:value-type="float">
            <text:p>7,227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1473" calcext:value-type="float">
            <text:p>1,473</text:p>
          </table:table-cell>
          <table:table-cell table:style-name="ce26" office:value-type="float" office:value="574" calcext:value-type="float">
            <text:p>57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1282" calcext:value-type="float">
            <text:p>1,282</text:p>
          </table:table-cell>
          <table:table-cell table:style-name="ce26" office:value-type="float" office:value="80" calcext:value-type="float">
            <text:p>8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955" calcext:value-type="float">
            <text:p>2,955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300" calcext:value-type="float">
            <text:p>5,3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668" calcext:value-type="float">
            <text:p>668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743" calcext:value-type="float">
            <text:p>743</text:p>
          </table:table-cell>
          <table:table-cell table:style-name="ce26" office:value-type="float" office:value="73" calcext:value-type="float">
            <text:p>7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955" calcext:value-type="float">
            <text:p>2,95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1927" calcext:value-type="float">
            <text:p>1,92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248" calcext:value-type="float">
            <text:p>3,248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675" calcext:value-type="float">
            <text:p>675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615" calcext:value-type="float">
            <text:p>615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264" calcext:value-type="float">
            <text:p>1,264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43" calcext:value-type="float">
            <text:p>2,343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353" calcext:value-type="float">
            <text:p>353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264" calcext:value-type="float">
            <text:p>1,26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905" calcext:value-type="float">
            <text:p>90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979" calcext:value-type="float">
            <text:p>3,979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022" calcext:value-type="float">
            <text:p>1,02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756" calcext:value-type="float">
            <text:p>8,756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366" calcext:value-type="float">
            <text:p>366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1964" calcext:value-type="float">
            <text:p>1,964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07" calcext:value-type="float">
            <text:p>5,307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751" calcext:value-type="float">
            <text:p>7,751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228" calcext:value-type="float">
            <text:p>1,228</text:p>
          </table:table-cell>
          <table:table-cell table:style-name="ce26" office:value-type="float" office:value="54" calcext:value-type="float">
            <text:p>5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07" calcext:value-type="float">
            <text:p>5,30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005" calcext:value-type="float">
            <text:p>1,005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784" calcext:value-type="float">
            <text:p>3,784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87" calcext:value-type="float">
            <text:p>887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87" calcext:value-type="float">
            <text:p>2,287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378" calcext:value-type="float">
            <text:p>3,378</text:p>
          </table:table-cell>
          <table:table-cell table:number-columns-repeated="2" table:style-name="ce27" office:value-type="float" office:value="96" calcext:value-type="float">
            <text:p>96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541" calcext:value-type="float">
            <text:p>541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87" calcext:value-type="float">
            <text:p>2,287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406" calcext:value-type="float">
            <text:p>40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972" calcext:value-type="float">
            <text:p>4,972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20" calcext:value-type="float">
            <text:p>3,02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373" calcext:value-type="float">
            <text:p>4,37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20" calcext:value-type="float">
            <text:p>3,02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599" calcext:value-type="float">
            <text:p>59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4894" calcext:value-type="float">
            <text:p>4,894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541" calcext:value-type="float">
            <text:p>541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132" calcext:value-type="float">
            <text:p>3,132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687" calcext:value-type="float">
            <text:p>4,687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452" calcext:value-type="float">
            <text:p>452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132" calcext:value-type="float">
            <text:p>3,132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45" office:value-type="float" office:value="207" calcext:value-type="float">
            <text:p>20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142" calcext:value-type="float">
            <text:p>2,142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244" calcext:value-type="float">
            <text:p>244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52" calcext:value-type="float">
            <text:p>1,35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10" calcext:value-type="float">
            <text:p>2,010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2" calcext:value-type="float">
            <text:p>182</text:p>
          </table:table-cell>
          <table:table-cell table:style-name="ce27" office:value-type="float" office:value="189" calcext:value-type="float">
            <text:p>189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52" calcext:value-type="float">
            <text:p>1,35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32" calcext:value-type="float">
            <text:p>13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2752" calcext:value-type="float">
            <text:p>2,752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80" calcext:value-type="float">
            <text:p>1,78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75" calcext:value-type="float">
            <text:p>7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7602" calcext:value-type="float">
            <text:p>7,602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73" calcext:value-type="float">
            <text:p>973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208" calcext:value-type="float">
            <text:p>5,208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794" calcext:value-type="float">
            <text:p>7,794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26" calcext:value-type="float">
            <text:p>926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208" calcext:value-type="float">
            <text:p>5,20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-192" calcext:value-type="float">
            <text:p><text:s/>－192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451" calcext:value-type="float">
            <text:p>3,451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182" calcext:value-type="float">
            <text:p>18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49" calcext:value-type="float">
            <text:p>449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58" calcext:value-type="float">
            <text:p>2,35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563" calcext:value-type="float">
            <text:p>3,563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53" calcext:value-type="float">
            <text:p>453</text:p>
          </table:table-cell>
          <table:table-cell table:style-name="ce27" office:value-type="float" office:value="36" calcext:value-type="float">
            <text:p>3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58" calcext:value-type="float">
            <text:p>2,35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112" calcext:value-type="float">
            <text:p><text:s/>－11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151" calcext:value-type="float">
            <text:p>4,151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231" calcext:value-type="float">
            <text:p>4,231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50" calcext:value-type="float">
            <text:p>2,85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-80" calcext:value-type="float">
            <text:p><text:s/>－8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6042" calcext:value-type="float">
            <text:p><text:s text:c="3"/>16,042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1402" calcext:value-type="float">
            <text:p><text:s text:c="3"/>1,402</text:p>
          </table:table-cell>
          <table:table-cell table:style-name="ce29" office:value-type="float" office:value="788" calcext:value-type="float">
            <text:p><text:s text:c="3"/>788</text:p>
          </table:table-cell>
          <table:table-cell table:style-name="ce29" office:value-type="float" office:value="743" calcext:value-type="float">
            <text:p><text:s text:c="3"/>743</text:p>
          </table:table-cell>
          <table:table-cell table:style-name="ce29" office:value-type="float" office:value="1228" calcext:value-type="float">
            <text:p><text:s text:c="3"/>1,228</text:p>
          </table:table-cell>
          <table:table-cell table:style-name="ce29" office:value-type="float" office:value="452" calcext:value-type="float">
            <text:p><text:s text:c="3"/>452</text:p>
          </table:table-cell>
          <table:table-cell table:style-name="ce29" office:value-type="float" office:value="926" calcext:value-type="float">
            <text:p><text:s text:c="3"/>92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79" calcext:value-type="float">
            <text:p><text:s text:c="3"/>7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044" calcext:value-type="float">
            <text:p><text:s text:c="3"/>3,044</text:p>
          </table:table-cell>
          <table:table-cell table:style-name="ce29" office:value-type="float" office:value="6748" calcext:value-type="float">
            <text:p><text:s text:c="3"/>6,748</text:p>
          </table:table-cell>
          <table:table-cell table:style-name="ce29" office:value-type="float" office:value="260" calcext:value-type="float">
            <text:p><text:s text:c="3"/>260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9" office:value-type="float" office:value="17112" calcext:value-type="float">
            <text:p><text:s text:c="3"/>17,112</text:p>
          </table:table-cell>
          <table:table-cell table:style-name="ce29" office:value-type="float" office:value="323" calcext:value-type="float">
            <text:p><text:s text:c="3"/>323</text:p>
          </table:table-cell>
          <table:table-cell table:style-name="ce29" office:value-type="float" office:value="1297" calcext:value-type="float">
            <text:p><text:s text:c="3"/>1,297</text:p>
          </table:table-cell>
          <table:table-cell table:style-name="ce29" office:value-type="float" office:value="814" calcext:value-type="float">
            <text:p><text:s text:c="3"/>814</text:p>
          </table:table-cell>
          <table:table-cell table:style-name="ce29" office:value-type="float" office:value="1282" calcext:value-type="float">
            <text:p><text:s text:c="3"/>1,282</text:p>
          </table:table-cell>
          <table:table-cell table:style-name="ce29" office:value-type="float" office:value="1964" calcext:value-type="float">
            <text:p><text:s text:c="3"/>1,964</text:p>
          </table:table-cell>
          <table:table-cell table:style-name="ce29" office:value-type="float" office:value="541" calcext:value-type="float">
            <text:p><text:s text:c="3"/>541</text:p>
          </table:table-cell>
          <table:table-cell table:style-name="ce29" office:value-type="float" office:value="973" calcext:value-type="float">
            <text:p><text:s text:c="3"/>97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14" calcext:value-type="float">
            <text:p><text:s text:c="3"/>11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044" calcext:value-type="float">
            <text:p><text:s text:c="3"/>3,044</text:p>
          </table:table-cell>
          <table:table-cell table:style-name="ce29" office:value-type="float" office:value="6748" calcext:value-type="float">
            <text:p><text:s text:c="3"/>6,748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6" office:value-type="float" office:value="9" calcext:value-type="float">
            <text:p>9</text:p>
          </table:table-cell>
          <table:table-cell table:style-name="ce45" office:value-type="float" office:value="-1070" calcext:value-type="float">
            <text:p><text:s/>－1,070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7241" calcext:value-type="float">
            <text:p><text:s text:c="3"/>7,241</text:p>
          </table:table-cell>
          <table:table-cell table:style-name="ce30" office:value-type="float" office:value="153" calcext:value-type="float">
            <text:p><text:s text:c="3"/>153</text:p>
          </table:table-cell>
          <table:table-cell table:style-name="ce30" office:value-type="float" office:value="690" calcext:value-type="float">
            <text:p><text:s text:c="3"/>690</text:p>
          </table:table-cell>
          <table:table-cell table:style-name="ce30" office:value-type="float" office:value="384" calcext:value-type="float">
            <text:p><text:s text:c="3"/>384</text:p>
          </table:table-cell>
          <table:table-cell table:style-name="ce30" office:value-type="float" office:value="353" calcext:value-type="float">
            <text:p><text:s text:c="3"/>353</text:p>
          </table:table-cell>
          <table:table-cell table:style-name="ce30" office:value-type="float" office:value="541" calcext:value-type="float">
            <text:p><text:s text:c="3"/>541</text:p>
          </table:table-cell>
          <table:table-cell table:style-name="ce30" office:value-type="float" office:value="189" calcext:value-type="float">
            <text:p><text:s text:c="3"/>189</text:p>
          </table:table-cell>
          <table:table-cell table:style-name="ce30" office:value-type="float" office:value="453" calcext:value-type="float">
            <text:p><text:s text:c="3"/>45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1" calcext:value-type="float">
            <text:p><text:s text:c="3"/>5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89" calcext:value-type="float">
            <text:p><text:s text:c="3"/>1,389</text:p>
          </table:table-cell>
          <table:table-cell table:style-name="ce30" office:value-type="float" office:value="2980" calcext:value-type="float">
            <text:p><text:s text:c="3"/>2,980</text:p>
          </table:table-cell>
          <table:table-cell table:style-name="ce30" office:value-type="float" office:value="58" calcext:value-type="float">
            <text:p><text:s text:c="3"/>58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7757" calcext:value-type="float">
            <text:p><text:s text:c="3"/>7,757</text:p>
          </table:table-cell>
          <table:table-cell table:style-name="ce30" office:value-type="float" office:value="139" calcext:value-type="float">
            <text:p><text:s text:c="3"/>139</text:p>
          </table:table-cell>
          <table:table-cell table:style-name="ce30" office:value-type="float" office:value="613" calcext:value-type="float">
            <text:p><text:s text:c="3"/>613</text:p>
          </table:table-cell>
          <table:table-cell table:style-name="ce30" office:value-type="float" office:value="367" calcext:value-type="float">
            <text:p><text:s text:c="3"/>367</text:p>
          </table:table-cell>
          <table:table-cell table:style-name="ce30" office:value-type="float" office:value="615" calcext:value-type="float">
            <text:p><text:s text:c="3"/>615</text:p>
          </table:table-cell>
          <table:table-cell table:style-name="ce30" office:value-type="float" office:value="887" calcext:value-type="float">
            <text:p><text:s text:c="3"/>887</text:p>
          </table:table-cell>
          <table:table-cell table:style-name="ce30" office:value-type="float" office:value="244" calcext:value-type="float">
            <text:p><text:s text:c="3"/>244</text:p>
          </table:table-cell>
          <table:table-cell table:style-name="ce30" office:value-type="float" office:value="449" calcext:value-type="float">
            <text:p><text:s text:c="3"/>44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2" calcext:value-type="float">
            <text:p><text:s text:c="3"/>7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89" calcext:value-type="float">
            <text:p><text:s text:c="3"/>1,389</text:p>
          </table:table-cell>
          <table:table-cell table:style-name="ce30" office:value-type="float" office:value="2980" calcext:value-type="float">
            <text:p><text:s text:c="3"/>2,980</text:p>
          </table:table-cell>
          <table:table-cell table:style-name="ce30" office:value-type="float" office:value="0" calcext:value-type="float">
            <text:p>—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516" calcext:value-type="float">
            <text:p><text:s/>－51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8801" calcext:value-type="float">
            <text:p><text:s text:c="3"/>8,801</text:p>
          </table:table-cell>
          <table:table-cell table:style-name="ce31" office:value-type="float" office:value="216" calcext:value-type="float">
            <text:p><text:s text:c="3"/>216</text:p>
          </table:table-cell>
          <table:table-cell table:style-name="ce31" office:value-type="float" office:value="712" calcext:value-type="float">
            <text:p><text:s text:c="3"/>712</text:p>
          </table:table-cell>
          <table:table-cell table:style-name="ce31" office:value-type="float" office:value="404" calcext:value-type="float">
            <text:p><text:s text:c="3"/>404</text:p>
          </table:table-cell>
          <table:table-cell table:style-name="ce31" office:value-type="float" office:value="390" calcext:value-type="float">
            <text:p><text:s text:c="3"/>390</text:p>
          </table:table-cell>
          <table:table-cell table:style-name="ce31" office:value-type="float" office:value="687" calcext:value-type="float">
            <text:p><text:s text:c="3"/>687</text:p>
          </table:table-cell>
          <table:table-cell table:style-name="ce31" office:value-type="float" office:value="263" calcext:value-type="float">
            <text:p><text:s text:c="3"/>263</text:p>
          </table:table-cell>
          <table:table-cell table:style-name="ce31" office:value-type="float" office:value="473" calcext:value-type="float">
            <text:p><text:s text:c="3"/>47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55" calcext:value-type="float">
            <text:p><text:s text:c="3"/>1,655</text:p>
          </table:table-cell>
          <table:table-cell table:style-name="ce31" office:value-type="float" office:value="3768" calcext:value-type="float">
            <text:p><text:s text:c="3"/>3,768</text:p>
          </table:table-cell>
          <table:table-cell table:style-name="ce31" office:value-type="float" office:value="202" calcext:value-type="float">
            <text:p><text:s text:c="3"/>202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9355" calcext:value-type="float">
            <text:p><text:s text:c="3"/>9,355</text:p>
          </table:table-cell>
          <table:table-cell table:style-name="ce31" office:value-type="float" office:value="184" calcext:value-type="float">
            <text:p><text:s text:c="3"/>184</text:p>
          </table:table-cell>
          <table:table-cell table:style-name="ce31" office:value-type="float" office:value="684" calcext:value-type="float">
            <text:p><text:s text:c="3"/>684</text:p>
          </table:table-cell>
          <table:table-cell table:style-name="ce31" office:value-type="float" office:value="447" calcext:value-type="float">
            <text:p><text:s text:c="3"/>447</text:p>
          </table:table-cell>
          <table:table-cell table:style-name="ce31" office:value-type="float" office:value="667" calcext:value-type="float">
            <text:p><text:s text:c="3"/>667</text:p>
          </table:table-cell>
          <table:table-cell table:style-name="ce31" office:value-type="float" office:value="1077" calcext:value-type="float">
            <text:p><text:s text:c="3"/>1,077</text:p>
          </table:table-cell>
          <table:table-cell table:style-name="ce31" office:value-type="float" office:value="297" calcext:value-type="float">
            <text:p><text:s text:c="3"/>297</text:p>
          </table:table-cell>
          <table:table-cell table:style-name="ce31" office:value-type="float" office:value="524" calcext:value-type="float">
            <text:p><text:s text:c="3"/>52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2" calcext:value-type="float">
            <text:p><text:s text:c="3"/>4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55" calcext:value-type="float">
            <text:p><text:s text:c="3"/>1,655</text:p>
          </table:table-cell>
          <table:table-cell table:style-name="ce31" office:value-type="float" office:value="3768" calcext:value-type="float">
            <text:p><text:s text:c="3"/>3,768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28" office:value-type="float" office:value="7" calcext:value-type="float">
            <text:p>7</text:p>
          </table:table-cell>
          <table:table-cell table:style-name="ce46" office:value-type="float" office:value="-554" calcext:value-type="float">
            <text:p><text:s/>－55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70" calcext:value-type="float">
            <text:p>1,17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6" calcext:value-type="float">
            <text:p>1,25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86" calcext:value-type="float">
            <text:p><text:s/>－8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10" calcext:value-type="float">
            <text:p>3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3" calcext:value-type="float">
            <text:p><text:s/>－2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25" calcext:value-type="float">
            <text:p>62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63" calcext:value-type="float">
            <text:p><text:s/>－6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04" calcext:value-type="float">
            <text:p>1,40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0" calcext:value-type="float">
            <text:p>1,25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403" calcext:value-type="float">
            <text:p>40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54" calcext:value-type="float">
            <text:p>15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88" calcext:value-type="float">
            <text:p>18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9" calcext:value-type="float">
            <text:p>4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86" calcext:value-type="float">
            <text:p>78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215" calcext:value-type="float">
            <text:p>21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05" calcext:value-type="float">
            <text:p>10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67" calcext:value-type="float">
            <text:p>96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28" calcext:value-type="float">
            <text:p>1,32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405" calcext:value-type="float">
            <text:p>40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61" calcext:value-type="float">
            <text:p><text:s/>－36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77" calcext:value-type="float">
            <text:p>17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5" calcext:value-type="float">
            <text:p><text:s/>－10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4" calcext:value-type="float">
            <text:p>77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28" calcext:value-type="float">
            <text:p>22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56" calcext:value-type="float">
            <text:p><text:s/>－25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99" calcext:value-type="float">
            <text:p>2,19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1166" calcext:value-type="float">
            <text:p>1,16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585" calcext:value-type="float">
            <text:p>2,58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626" calcext:value-type="float">
            <text:p>62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1166" calcext:value-type="float">
            <text:p>1,16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86" calcext:value-type="float">
            <text:p><text:s/>－38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34" calcext:value-type="float">
            <text:p>1,13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504" calcext:value-type="float">
            <text:p>50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11" calcext:value-type="float">
            <text:p><text:s/>－21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76" calcext:value-type="float">
            <text:p>1,27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51" calcext:value-type="float">
            <text:p>1,45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662" calcext:value-type="float">
            <text:p>66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75" calcext:value-type="float">
            <text:p><text:s/>－17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53" calcext:value-type="float">
            <text:p>95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83" calcext:value-type="float">
            <text:p>1,18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230" calcext:value-type="float">
            <text:p><text:s/>－23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82" calcext:value-type="float">
            <text:p><text:s/>－8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5" calcext:value-type="float">
            <text:p>64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81" calcext:value-type="float">
            <text:p>18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48" calcext:value-type="float">
            <text:p><text:s/>－14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93" calcext:value-type="float">
            <text:p>1,29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24" calcext:value-type="float">
            <text:p>1,42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47" office:value-type="float" office:value="-131" calcext:value-type="float">
            <text:p><text:s/>－13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7" calcext:value-type="float">
            <text:p><text:s/>－7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41" calcext:value-type="float">
            <text:p>74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5" calcext:value-type="float">
            <text:p>79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49" office:value-type="float" office:value="-54" calcext:value-type="float">
            <text:p><text:s/>－54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40" calcext:value-type="float">
            <text:p>1,04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08" calcext:value-type="float">
            <text:p>1,10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68" calcext:value-type="float">
            <text:p><text:s/>－6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70" calcext:value-type="float">
            <text:p><text:s/>－7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63" calcext:value-type="float">
            <text:p>1,76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5" calcext:value-type="float">
            <text:p>45</text:p>
          </table:table-cell>
          <table:table-cell table:number-columns-repeated="2" table:style-name="ce32" office:value-type="float" office:value="75" calcext:value-type="float">
            <text:p>75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70" calcext:value-type="float">
            <text:p>1,87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07" calcext:value-type="float">
            <text:p><text:s/>－10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65" calcext:value-type="float">
            <text:p>36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0" calcext:value-type="float">
            <text:p><text:s/>－4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65" calcext:value-type="float">
            <text:p>46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14" calcext:value-type="float">
            <text:p>1,01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36" calcext:value-type="float">
            <text:p>36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65" calcext:value-type="float">
            <text:p>46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67" calcext:value-type="float">
            <text:p><text:s/>－6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83" calcext:value-type="float">
            <text:p>18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2" calcext:value-type="float">
            <text:p>1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94" calcext:value-type="float">
            <text:p>9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1" calcext:value-type="float">
            <text:p>2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01" calcext:value-type="float">
            <text:p>1,00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37" calcext:value-type="float">
            <text:p>1,03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36" calcext:value-type="float">
            <text:p><text:s/>－3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46" calcext:value-type="float">
            <text:p>24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8" calcext:value-type="float">
            <text:p><text:s/>－2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43" calcext:value-type="float">
            <text:p>54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8" calcext:value-type="float">
            <text:p><text:s/>－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20" calcext:value-type="float">
            <text:p>1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80" calcext:value-type="float">
            <text:p>8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5" calcext:value-type="float">
            <text:p>3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5" calcext:value-type="float">
            <text:p>4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33" calcext:value-type="float">
            <text:p>1,13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98" calcext:value-type="float">
            <text:p>1,19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544" calcext:value-type="float">
            <text:p>54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65" calcext:value-type="float">
            <text:p><text:s/>－6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28" calcext:value-type="float">
            <text:p>22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4" calcext:value-type="float">
            <text:p><text:s/>－3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16" calcext:value-type="float">
            <text:p>31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1" calcext:value-type="float">
            <text:p><text:s/>－3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75" calcext:value-type="float">
            <text:p>1,37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41" calcext:value-type="float">
            <text:p>1,24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494" calcext:value-type="float">
            <text:p>49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134" calcext:value-type="float">
            <text:p>13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9" calcext:value-type="float">
            <text:p>559</text:p>
          </table:table-cell>
          <table:table-cell table:number-columns-repeated="3" table:style-name="ce33" office:value-type="float" office:value="27" calcext:value-type="float">
            <text:p>2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211" calcext:value-type="float">
            <text:p>21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4" calcext:value-type="float">
            <text:p>6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83" calcext:value-type="float">
            <text:p>28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70" calcext:value-type="float">
            <text:p>7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46" calcext:value-type="float">
            <text:p>74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26" calcext:value-type="float">
            <text:p>72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20" calcext:value-type="float">
            <text:p>2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7" calcext:value-type="float">
            <text:p><text:s/>－5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77" calcext:value-type="float">
            <text:p>7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799" calcext:value-type="float">
            <text:p>799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114" calcext:value-type="float">
            <text:p>11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76" calcext:value-type="float">
            <text:p>576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79" calcext:value-type="float">
            <text:p>7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11" calcext:value-type="float">
            <text:p>21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223" calcext:value-type="float">
            <text:p>223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41" calcext:value-type="float">
            <text:p>44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72" calcext:value-type="float">
            <text:p>7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09" calcext:value-type="float">
            <text:p>309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6" calcext:value-type="float">
            <text:p>10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32" calcext:value-type="float">
            <text:p>13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05" calcext:value-type="float">
            <text:p>10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91" calcext:value-type="float">
            <text:p>9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6" calcext:value-type="float">
            <text:p>8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3" calcext:value-type="float">
            <text:p>50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6" calcext:value-type="float">
            <text:p>66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94" calcext:value-type="float">
            <text:p>19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69" calcext:value-type="float">
            <text:p>16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2" table:style-name="ce33" office:value-type="float" office:value="23" calcext:value-type="float">
            <text:p>2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93" calcext:value-type="float">
            <text:p>9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4" calcext:value-type="float">
            <text:p>9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67" calcext:value-type="float">
            <text:p>67</text:p>
          </table:table-cell>
          <table:table-cell table:number-columns-repeated="2" table:style-name="ce34" office:value-type="float" office:value="29" calcext:value-type="float">
            <text:p>2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1" calcext:value-type="float">
            <text:p>10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75" calcext:value-type="float">
            <text:p>7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54" calcext:value-type="float">
            <text:p>5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8" calcext:value-type="float">
            <text:p>38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6" calcext:value-type="float">
            <text:p>16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6年11月3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